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weight="bold" style:font-name-asian="Comic Sans MS1" style:font-weight-asian="bold" style:font-name-complex="Comic Sans MS1"/>
    </style:style>
    <style:style style:name="P3" style:family="paragraph" style:parent-style-name="Standard">
      <style:paragraph-properties fo:text-align="start" style:justify-single-word="false"/>
      <style:text-properties style:font-name="Comic Sans MS" style:font-name-asian="Comic Sans MS1" style:font-name-complex="Comic Sans MS1"/>
    </style:style>
    <style:style style:name="P4" style:family="paragraph" style:parent-style-name="Standard">
      <style:paragraph-properties fo:text-align="center" style:justify-single-word="false"/>
      <style:text-properties style:font-name="Comic Sans MS" style:font-name-asian="Comic Sans MS1" style:font-name-complex="Comic Sans MS1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Comic Sans MS" fo:font-weight="bold" style:font-name-asian="Comic Sans MS1" style:font-weight-asian="bold" style:font-name-complex="Comic Sans MS1"/>
    </style:style>
    <style:style style:name="T2" style:family="text">
      <style:text-properties style:font-name="Comic Sans MS" style:font-name-asian="Comic Sans MS1" style:font-name-complex="Comic Sans M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HWP</text:span></text:p>
      <text:p text:style-name="P2"/>
      <text:p text:style-name="P2"/>
      <text:p text:style-name="P1"><text:span text:style-name="T1">Digitalizácia zvuku, zvuková karta</text:span></text:p>
      <text:p text:style-name="P5"><text:span text:style-name="T1">zvuk</text:span><text:span text:style-name="T2"> = mechanické vlnenie, ktoré ľudia zachytávajú svojím sluchovým orgánom – uchom</text:span></text:p>
      <text:p text:style-name="P5"><text:span text:style-name="T2">- intenzita zvuku (dB)</text:span></text:p>
      <text:p text:style-name="P5"><text:span text:style-name="T2">- výška zvuku (Hz)</text:span></text:p>
      <text:p text:style-name="P5"><text:span text:style-name="T1">vzorkovacia frekvencia</text:span></text:p>
      <text:p text:style-name="P5"><text:span text:style-name="T2"><text:tab/>- vyjadruje počet záznamov zvuku za sekundu (Hz)</text:span></text:p>
      <text:p text:style-name="P5"><text:span text:style-name="T1">bitová hĺbka</text:span></text:p>
      <text:p text:style-name="P5"><text:span text:style-name="T2"><text:tab/>- určuje počet bitov, pomocou ktorých je možné uložiť jednu hodnotu vzorky</text:span></text:p>
      <text:p text:style-name="P5"><text:span text:style-name="T1">dátový tok</text:span></text:p>
      <text:p text:style-name="P5"><text:span text:style-name="T2"><text:tab/>- definuje koľko bitov je potrebných na uloženie 1 sekundy zvuku</text:span></text:p>
      <text:p text:style-name="P5"><text:span text:style-name="T1">počet kanálov</text:span></text:p>
      <text:p text:style-name="P5"><text:span text:style-name="T2"><text:tab/>= mono</text:span></text:p>
      <text:p text:style-name="P5"><text:span text:style-name="T2"><text:tab/>= stereo</text:span></text:p>
      <text:p text:style-name="P5"><text:span text:style-name="T2"><text:tab/>- udáva počet od seba nezávislých zvukových stôp</text:span></text:p>
      <text:p text:style-name="P5"><text:span text:style-name="T1">zvukové formáty</text:span></text:p>
      <text:list xml:id="list1951550230" text:style-name="WWNum1">
        <text:list-item>
          <text:p text:style-name="P6"><text:span text:style-name="T2">midi</text:span></text:p>
        </text:list-item>
        <text:list-item>
          <text:p text:style-name="P6"><text:span text:style-name="T2">wov</text:span></text:p>
        </text:list-item>
        <text:list-item>
          <text:p text:style-name="P6"><text:span text:style-name="T2">flac</text:span></text:p>
        </text:list-item>
        <text:list-item>
          <text:p text:style-name="P6"><text:span text:style-name="T2">mp3</text:span></text:p>
        </text:list-item>
        <text:list-item>
          <text:p text:style-name="P6"><text:span text:style-name="T2">aac</text:span></text:p>
        </text:list-item>
        <text:list-item>
          <text:p text:style-name="P6"><text:span text:style-name="T2">vma</text:span></text:p>
        </text:list-item>
        <text:list-item>
          <text:p text:style-name="P6"><text:span text:style-name="T2">oog</text:span></text:p>
        </text:list-item>
      </text:list>
      <text:p text:style-name="P5"><text:soft-page-break/><text:span text:style-name="T1">Zvuková karta</text:span></text:p>
      <text:p text:style-name="P5"><text:span text:style-name="T2">- zabezpečuje zvukový vstup a výstup</text:span></text:p>
      <text:p text:style-name="P5"><text:span text:style-name="T2">- má analógovo-digitálny; digitálno-analogový prevodník</text:span></text:p>
      <text:p text:style-name="P5"><text:span text:style-name="T1">parametre</text:span></text:p>
      <text:p text:style-name="P5"><text:span text:style-name="T2">- zvuková karta sa pripája cez PCIe alebo USB</text:span></text:p>
      <text:p text:style-name="P5"><text:span text:style-name="T2">- hĺbka záznamu</text:span></text:p>
      <text:p text:style-name="P5"><text:span text:style-name="T2">- vzorkovacia frekvencia</text:span></text:p>
      <text:p text:style-name="P5"><text:span text:style-name="T2">- počet kanálov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ELK</text:span></text:p>
      <text:p text:style-name="P4"/>
      <text:p text:style-name="P4"/>
      <text:p text:style-name="P1"><text:span text:style-name="T2">Kapacita kondenzátora</text:span></text:p>
      <text:p text:style-name="P5"><text:span text:style-name="T2">- pasívna elektrická súčiastka</text:span></text:p>
      <text:p text:style-name="P5"><text:span text:style-name="T2">- 2 vodivé elektródy, medzi ktorými je dielektrum</text:span></text:p>
      <text:p text:style-name="P5"><text:span text:style-name="T2">- jednosmerný prúd, ktorý tečie do kondenzátora zo zdroja jednosmerného napätia nebude tiecť cez kondenzátor, pretože kondenzátor predstavuje nekonečný odpor prechodu jednosmerného prúdu</text:span></text:p>
      <text:p text:style-name="P5"><text:span text:style-name="T2">- po odpojení od zdroja jednosmerného napätia, kondenzátor uchováva na svojich elektródach nábo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ic Sans MS1" svg:font-family="'Comic Sans MS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sk" fo:country="SK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Comic Sans MS" fo:font-family="'Comic Sans MS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174" meta:character-count="1113" meta:non-whitespace-character-count="976"/>
    <meta:generator>LibreOfficeDev/6.0.5.2$Linux_X86_64 LibreOffice_project/</meta:generator>
  </office:meta>
</office:document-meta>
</file>